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ing_20_3">
      <style:text-properties officeooo:rsid="00125094" officeooo:paragraph-rsid="00125094"/>
    </style:style>
    <style:style style:name="P2" style:family="paragraph" style:parent-style-name="Heading_20_3">
      <style:text-properties officeooo:rsid="00141ca9" officeooo:paragraph-rsid="00141ca9"/>
    </style:style>
    <style:style style:name="P3" style:family="paragraph" style:parent-style-name="Heading_20_3">
      <style:paragraph-properties fo:break-before="page"/>
      <style:text-properties officeooo:rsid="00175d23" officeooo:paragraph-rsid="00175d23"/>
    </style:style>
    <style:style style:name="P4" style:family="paragraph" style:parent-style-name="Heading_20_3" style:list-style-name="">
      <style:text-properties officeooo:rsid="00175d23" officeooo:paragraph-rsid="00175d23"/>
    </style:style>
    <style:style style:name="P5" style:family="paragraph" style:parent-style-name="Preformatted_20_Text">
      <style:text-properties fo:color="#c9211e" loext:opacity="100%" fo:font-size="12pt" officeooo:rsid="00125094" officeooo:paragraph-rsid="00125094" style:font-size-asian="12pt" style:font-size-complex="12pt"/>
    </style:style>
    <style:style style:name="P6" style:family="paragraph" style:parent-style-name="Preformatted_20_Text">
      <style:text-properties officeooo:rsid="00141ca9" officeooo:paragraph-rsid="00125094"/>
    </style:style>
    <style:style style:name="P7" style:family="paragraph" style:parent-style-name="Subtitle">
      <style:text-properties officeooo:rsid="00125094" officeooo:paragraph-rsid="00125094"/>
    </style:style>
    <style:style style:name="P8" style:family="paragraph" style:parent-style-name="Text_20_body">
      <style:text-properties officeooo:rsid="00125094" officeooo:paragraph-rsid="00125094"/>
    </style:style>
    <style:style style:name="P9" style:family="paragraph" style:parent-style-name="Text_20_body" style:list-style-name="L1">
      <style:text-properties officeooo:rsid="0014f3dd" officeooo:paragraph-rsid="0014f3dd"/>
    </style:style>
    <style:style style:name="P10" style:family="paragraph" style:parent-style-name="Text_20_body" style:list-style-name="L1">
      <style:text-properties officeooo:rsid="001622e9" officeooo:paragraph-rsid="001622e9"/>
    </style:style>
    <style:style style:name="P11" style:family="paragraph" style:parent-style-name="Text_20_body">
      <style:text-properties officeooo:rsid="0016dfe8" officeooo:paragraph-rsid="0016dfe8"/>
    </style:style>
    <style:style style:name="P12" style:family="paragraph" style:parent-style-name="Text_20_body">
      <style:text-properties officeooo:rsid="00175d23" officeooo:paragraph-rsid="00175d23"/>
    </style:style>
    <style:style style:name="P13" style:family="paragraph" style:parent-style-name="Title">
      <style:text-properties fo:color="#c9211e" loext:opacity="100%" officeooo:rsid="00125094" officeooo:paragraph-rsid="0012509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81d2f"/>
    </style:style>
    <style:style style:name="T3" style:family="text">
      <style:text-properties style:text-position="super 58%" officeooo:rsid="0018de40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81d2f"/>
    </style:style>
    <style:style style:name="T6" style:family="text">
      <style:text-properties style:text-position="0% 100%" officeooo:rsid="0018de40"/>
    </style:style>
    <style:style style:name="T7" style:family="text">
      <style:text-properties officeooo:rsid="00175d23"/>
    </style:style>
    <style:style style:name="T8" style:family="text">
      <style:text-properties officeooo:rsid="00181d2f"/>
    </style:style>
    <style:style style:name="T9" style:family="text">
      <style:text-properties style:text-position="sub 58%" officeooo:rsid="0018de40"/>
    </style:style>
    <style:style style:name="T10" style:family="text">
      <style:text-properties officeooo:rsid="001a82df"/>
    </style:style>
    <text:list-style style:name="L1">
      <text:list-level-style-bullet text:level="1" text:style-name="Bullet_20_Symbols" loext:num-list-format="%1%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2. Basen (Hydroxide)</text:p>
      <text:p text:style-name="P7">Natriumhydroxid als ein Vertreter der Basen:</text:p>
      <text:p text:style-name="P7">Auswertung Schülerexperiment</text:p>
      <text:h text:style-name="P1" text:outline-level="3">Auswertung Versuch 1:</text:h>
      <text:p text:style-name="P8">Reagiert mit Luft und fängt dadurch an zu Glänzen und wird elektrisch Leitfähig, da es Luftfeuchtigkeit anzieht (hygroskopisch)</text:p>
      <text:h text:style-name="P1" text:outline-level="3">Auswertung Versuch 2:</text:h>
      <text:p text:style-name="P8">Katzenhaare lösen sich mit der Zeit auf = stark ätzend, löst organische Stoffe auf</text:p>
      <text:h text:style-name="P1" text:outline-level="3">Auswertung Versuch 3:</text:h>
      <text:p text:style-name="P8">Temperatur im Reagenzglas steigt = Exotherme Reaktion mit Wasser</text:p>
      <text:h text:style-name="P1" text:outline-level="3">Auswertung Versuch 4:</text:h>
      <text:p text:style-name="P8">Verfärbung der Testflüssigkeiten = Basisch</text:p>
      <text:h text:style-name="P1" text:outline-level="3">Eigenschaften:</text:h>
      <text:p text:style-name="P8">Formel: NaOH</text:p>
      <text:p text:style-name="P8">Aggregatzustand bei Raumtemperatur: fest</text:p>
      <text:p text:style-name="P8">Farbe: Weiß</text:p>
      <text:p text:style-name="P8">elektrisch Leitfähig nur in Verbindung mit Wasser</text:p>
      <text:p text:style-name="P11">Basisch, stark ätzend</text:p>
      <text:p text:style-name="P11">hygroskopisch</text:p>
      <text:p text:style-name="P11"/>
      <text:p text:style-name="P5">Basen sind Stoffe,die in Wässriger Lösung Hydroxid-Ionen (OH<text:span text:style-name="T1">-</text:span><text:span text:style-name="T4">)</text:span> bilden.</text:p>
      <text:p text:style-name="P6"/>
      <text:h text:style-name="P2" text:outline-level="3">Nutzung:</text:h>
      <text:list text:style-name="L1">
        <text:list-item>
          <text:p text:style-name="P9">Bestandteil von Abflussreinigern</text:p>
        </text:list-item>
        <text:list-item>
          <text:p text:style-name="P10">Herstellung von Laugengebäck und Seife</text:p>
        </text:list-item>
        <text:list-item>
          <text:p text:style-name="P10">chemische Grundchemikalie</text:p>
        </text:list-item>
      </text:list>
      <text:h text:style-name="P4" text:outline-level="3"/>
      <text:h text:style-name="P3" text:outline-level="3">Bau:</text:h>
      <text:p text:style-name="P12">Metallydroxide bestehen aus positiv geladenen Metall-Ionen und negativ geladenen Hydroxid-Ionen, zwischen denen eine Ionenbindung herrscht. <text:span text:style-name="T8">z.B. NaO</text:span><text:span text:style-name="T10">H</text:span><text:span text:style-name="T8"> (Na</text:span><text:span text:style-name="T2">+</text:span><text:span text:style-name="T5">/Oh</text:span><text:span text:style-name="T2">-</text:span><text:span text:style-name="T5">), <text:s text:c="3"/></text:span><text:span text:style-name="T6">Mg(OH)</text:span><text:span text:style-name="T9">2</text:span><text:span text:style-name="T6"> (Mg²⁺/2OH</text:span><text:span text:style-name="T3">-</text:span><text:span text:style-name="T6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Zen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0:53:01.899603243</meta:creation-date>
    <dc:date>2022-09-23T11:19:55.733934940</dc:date>
    <meta:editing-duration>PT26M51S</meta:editing-duration>
    <meta:editing-cycles>10</meta:editing-cycles>
    <meta:generator>LibreOffice/7.4.1.2$Linux_X86_64 LibreOffice_project/40$Build-2</meta:generator>
    <meta:document-statistic meta:table-count="0" meta:image-count="0" meta:object-count="0" meta:page-count="2" meta:paragraph-count="25" meta:word-count="135" meta:character-count="1014" meta:non-whitespace-character-count="906"/>
  </office:meta>
</office:document-meta>
</file>